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Roboto" svg:font-family="Roboto, Arial, sans-serif"/>
    <style:font-face style:name="FreeSans1" svg:font-family="FreeSans" style:font-family-generic="swiss"/>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c9211e" loext:opacity="100%"/>
    </style:style>
    <style:style style:name="T1" style:family="text">
      <style:text-properties fo:font-variant="normal" fo:text-transform="none" fo:color="#ffffff" loext:opacity="100%" style:font-name="Roboto" fo:font-size="10.5pt" fo:letter-spacing="normal" fo:font-style="normal" fo:font-weight="normal" fo:background-color="#181818" loext:char-shading-value="0" loext:padding="0in" loext:border="none"/>
    </style:style>
    <style:style style:name="T2" style:family="text">
      <style:text-properties fo:font-variant="normal" fo:text-transform="none" fo:color="#ffffff" loext:opacity="100%" fo:letter-spacing="normal" fo:background-color="#181818" loext:char-shading-value="0" loext:padding="0in" loext:border="none"/>
    </style:style>
    <style:style style:name="T3" style:family="text">
      <style:text-properties fo:font-variant="normal" fo:text-transform="none" fo:color="#ffffff" loext:opacity="100%" fo:font-size="10.5pt" fo:letter-spacing="normal" fo:font-style="normal" fo:font-weight="normal" fo:background-color="#181818" loext:char-shading-value="0" loext:padding="0in" loext:border="none"/>
    </style:style>
    <style:style style:name="T4" style:family="text">
      <style:text-properties fo:font-variant="normal" fo:text-transform="none" fo:color="#ffffff" loext:opacity="100%" style:font-name="Chandas" fo:font-size="10.5pt" fo:letter-spacing="normal" fo:font-style="normal" fo:font-weight="normal" fo:background-color="#181818" loext:char-shading-value="0" loext:padding="0in" loext:border="none"/>
    </style:style>
    <style:style style:name="T5" style:family="text">
      <style:text-properties fo:font-variant="normal" fo:text-transform="none" fo:color="#ffffff" loext:opacity="100%" style:font-name="Chandas" fo:letter-spacing="normal" fo:background-color="#181818" loext:char-shading-value="0" loext:padding="0in" loext:border="none"/>
    </style:style>
    <style:style style:name="T6"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7" style:family="text">
      <style:text-properties fo:font-variant="normal" fo:text-transform="none" fo:font-size="10.5pt" fo:letter-spacing="normal" fo:font-style="normal" style:text-underline-style="solid" style:text-underline-width="auto" style:text-underline-color="font-color" fo:font-weight="normal"/>
    </style:style>
    <style:style style:name="T8" style:family="text">
      <style:text-properties fo:font-variant="normal" fo:text-transform="none" style:font-name="Chandas" fo:font-size="10.5pt" fo:letter-spacing="normal" fo:font-style="normal" style:text-underline-style="solid" style:text-underline-width="auto" style:text-underline-color="font-color"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4">I think the confusion is mainly because of the ""expansion for every element". That's why it kinda looks like it's O(n²).</text:span><text:span text:style-name="T5"> </text:span><text:span text:style-name="T4">I scratched my head the whole day and finally understood how it's O(n).</text:span><text:span text:style-name="T5"> </text:span><text:span text:style-name="T4">If you try to manually run this code( </text:span><text:a xlink:type="simple" xlink:href="https://www.youtube.com/redirect?event=comments&amp;redir_token=QUFFLUhqbHdNTG5hRHIxcy1wSEd5c2xLZnlDS2Nqa1p0Z3xBQ3Jtc0trajdDaFVDa2ZyZ0pJYk5Qck9fNXY5NGNFLWdla3hPRUdzb3I2SUlqdDRmVDJpRHI3SXZibU55bWZEVjd6QlVwaTdMTEF4WmpVVkhqUkFhSnprSUcwbXFKazY5X2liR1V1enNIMU9Ya2I0T2NJc1BZcw&amp;q=https%3A%2F%2Fmedium.com%2Fhackernoon%2Fmanachers-algorithm-explained-longest-palindromic-substring-22cb27a5e96f&amp;stzid=Uggn2M_48imDp3gCoAEC.8AWrKrMlRsJ96Bg6f0B-pU" office:target-frame-name="_blank" xlink:show="new" text:style-name="Internet_20_link" text:visited-style-name="Visited_20_Internet_20_Link"><text:span text:style-name="T8">https://medium.com/hackernoon/manachers-algorithm-explained-longest-palindromic-substring-22cb27a5e96f</text:span></text:a><text:span text:style-name="T5"> </text:span><text:span text:style-name="T4">) on paper with some examples, you will find out that once the palindrome is calculated up to 'r', no other element enters the "while loop" again. Because the 'mirror' has already calculated the palindrome for that element.</text:span><text:span text:style-name="T5"> </text:span><text:span text:style-name="T4">It will enter the "while loop" again when either the element is after 'r' or when the element's mirror's palindrome exceeds 'r'.</text:span><text:span text:style-name="T5"> </text:span><text:span text:style-name="T4">I know what I am saying might sound like gibberish but once you have tried to run this algorithm in a '7–8' length word example, you will see I am trying to say</text:span></text:p>
      <text:p text:style-name="Text_20_body"/>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Roboto" svg:font-family="Roboto, Arial, sans-serif"/>
    <style:font-face style:name="FreeSans1" svg:font-family="FreeSans" style:font-family-generic="swiss"/>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3-24T14:55:27.570593132</meta:creation-date>
    <dc:date>2021-03-24T15:21:16.499496595</dc:date>
    <meta:editing-duration>PT15M38S</meta:editing-duration>
    <meta:editing-cycles>1</meta:editing-cycles>
    <meta:document-statistic meta:table-count="0" meta:image-count="0" meta:object-count="0" meta:page-count="1" meta:paragraph-count="1" meta:word-count="139" meta:character-count="848" meta:non-whitespace-character-count="713"/>
    <meta:generator>LibreOffice/7.1.1.2$Linux_X86_64 LibreOffice_project/dd797d330b34196606d0870aaa694e9504402ca1</meta:generator>
  </office:meta>
</office:document-meta>
</file>